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0bd755"/>
    </style:style>
    <style:style style:name="P3" style:family="paragraph" style:parent-style-name="List_20_Paragraph" style:list-style-name="WWNum1" style:master-page-name="Standard">
      <style:paragraph-properties style:page-number="auto"/>
    </style:style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0bd755"/>
    </style:style>
    <style:style style:name="P5" style:family="paragraph" style:parent-style-name="Standard" style:list-style-name="WWNum2">
      <style:text-properties officeooo:paragraph-rsid="000bd755"/>
    </style:style>
    <style:style style:name="T1" style:family="text">
      <style:text-properties officeooo:rsid="000bd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6905259" text:style-name="WWNum1">
        <text:list-item>
          <text:p text:style-name="P3">To install web3 node package <text:span text:style-name="T1">( For windows)</text:span></text:p>
        </text:list-item>
      </text:list>
      <text:list xml:id="list923063690" text:style-name="WWNum2">
        <text:list-item>
          <text:p text:style-name="P1">First type “npm install --global --production windows-build-tools” in command prompt in administrator mode.</text:p>
        </text:list-item>
        <text:list-item>
          <text:p text:style-name="P1">Then type “npm config set python C:\Users\ankur\.windows-build-tools\python27\python.exe” on command prompt in admin mode.</text:p>
        </text:list-item>
        <text:list-item>
          <text:p text:style-name="P1">Then npm i<text:bookmark text:name="_GoBack"/> web3</text:p>
          <text:p text:style-name="P2"/>
          <text:p text:style-name="P4"/>
        </text:list-item>
        <text:list-item>
          <text:p text:style-name="P4">To install web3 node package <text:span text:style-name="T1">( For linux)</text:span></text:p>
        </text:list-item>
        <text:list-item>
          <text:p text:style-name="P2"><text:span text:style-name="T1">T</text:span>ype “sudo apt-get install build-essential”.</text:p>
        </text:list-item>
        <text:list-item>
          <text:p text:style-name="P5">Then npm i<text:bookmark text:name="_GoBack1"/> web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un" style:family="text" style:parent-style-name="Default_20_Paragraph_20_Font"/>
    <style:style style:name="kwd" style:family="text" style:parent-style-name="Default_20_Paragraph_20_Font"/>
    <style:style style:name="pln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48:23.339110974</meta:creation-date>
    <dc:date>2019-03-05T10:00:26.453425568</dc:date>
    <meta:editing-duration>PT3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6" meta:character-count="396" meta:non-whitespace-character-count="348"/>
  </office:meta>
</office:document-meta>
</file>